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textarea-horizontal-align="justify" draw:textarea-vertical-align="middle" draw:auto-grow-height="false" fo:min-height="0.304cm" fo:min-width="3.1cm"/>
      <style:paragraph-properties style:writing-mode="lr-tb"/>
    </style:style>
    <style:style style:name="gr2" style:family="graphic" style:parent-style-name="standard" style:list-style-name="L1">
      <style:graphic-properties draw:textarea-horizontal-align="justify" draw:textarea-vertical-align="middle" draw:auto-grow-height="false" fo:min-height="0.965cm" fo:min-width="3.1cm"/>
      <style:paragraph-properties style:writing-mode="lr-tb"/>
    </style:style>
    <style:style style:name="gr3" style:family="graphic" style:parent-style-name="standard" style:list-style-name="L1">
      <style:graphic-properties draw:textarea-horizontal-align="justify" draw:textarea-vertical-align="middle" draw:auto-grow-height="false" fo:min-height="0.442cm" fo:min-width="2.899cm"/>
      <style:paragraph-properties style:writing-mode="lr-tb"/>
    </style:style>
    <style:style style:name="gr4" style:family="graphic" style:parent-style-name="standard" style:list-style-name="L1">
      <style:graphic-properties draw:textarea-horizontal-align="justify" draw:textarea-vertical-align="middle" draw:auto-grow-height="false" fo:min-height="0.869cm" fo:min-width="2.899cm"/>
      <style:paragraph-properties style:writing-mode="lr-tb"/>
    </style:style>
    <style:style style:name="gr5" style:family="graphic" style:parent-style-name="standard" style:list-style-name="L1">
      <style:graphic-properties draw:textarea-horizontal-align="justify" draw:textarea-vertical-align="middle" draw:auto-grow-height="false" fo:min-height="0.285cm" fo:min-width="1.9cm"/>
      <style:paragraph-properties style:writing-mode="lr-tb"/>
    </style:style>
    <style:style style:name="gr6" style:family="graphic" style:parent-style-name="standard" style:list-style-name="L1">
      <style:graphic-properties draw:textarea-horizontal-align="justify" draw:textarea-vertical-align="middle" draw:auto-grow-height="false" fo:min-height="0.977cm" fo:min-width="1.9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161cm" fo:min-width="2.7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639cm" fo:min-width="2.7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295cm" fo:min-width="4.1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5.205cm" fo:min-width="4.1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75cm" fo:min-width="3.7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55cm" fo:min-width="3.7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83cm" fo:min-width="3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27cm" fo:min-width="3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55cm" fo:min-width="3.584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712cm" fo:min-width="3.584cm"/>
      <style:paragraph-properties style:writing-mode="lr-tb"/>
    </style:style>
    <style:style style:name="gr17" style:family="graphic" style:parent-style-name="objectwithoutfill">
      <style:graphic-properties draw:fill="solid" draw:textarea-vertical-align="middle"/>
    </style:style>
    <style:style style:name="gr18" style:family="graphic" style:parent-style-name="standard" style:list-style-name="L1">
      <style:graphic-properties draw:textarea-horizontal-align="justify" draw:textarea-vertical-align="middle" draw:auto-grow-height="false" fo:min-height="0.315cm" fo:min-width="1.3cm"/>
      <style:paragraph-properties style:writing-mode="lr-tb"/>
    </style:style>
    <style:style style:name="gr19" style:family="graphic" style:parent-style-name="standard" style:list-style-name="L1">
      <style:graphic-properties draw:textarea-horizontal-align="justify" draw:textarea-vertical-align="middle" draw:auto-grow-height="false" fo:min-height="0.596cm" fo:min-width="1.3cm"/>
      <style:paragraph-properties style:writing-mode="lr-tb"/>
    </style:style>
    <style:style style:name="gr20" style:family="graphic" style:parent-style-name="standard" style:list-style-name="L1">
      <style:graphic-properties draw:textarea-horizontal-align="justify" draw:textarea-vertical-align="middle" draw:auto-grow-height="false" fo:min-height="0.418cm" fo:min-width="1.5cm"/>
      <style:paragraph-properties style:writing-mode="lr-tb"/>
    </style:style>
    <style:style style:name="gr21" style:family="graphic" style:parent-style-name="standard" style:list-style-name="L1">
      <style:graphic-properties draw:textarea-horizontal-align="justify" draw:textarea-vertical-align="middle" draw:auto-grow-height="false" fo:min-height="1.255cm" fo:min-width="1.5cm"/>
      <style:paragraph-properties style:writing-mode="lr-tb"/>
    </style:style>
    <style:style style:name="gr22" style:family="graphic" style:parent-style-name="standard" style:list-style-name="L1">
      <style:graphic-properties draw:textarea-horizontal-align="justify" draw:textarea-vertical-align="middle" draw:auto-grow-height="false" fo:min-height="0.474cm" fo:min-width="2.057cm"/>
      <style:paragraph-properties style:writing-mode="lr-tb"/>
    </style:style>
    <style:style style:name="gr23" style:family="graphic" style:parent-style-name="standard" style:list-style-name="L1">
      <style:graphic-properties draw:textarea-horizontal-align="justify" draw:textarea-vertical-align="middle" draw:auto-grow-height="false" fo:min-height="1.018cm" fo:min-width="2.057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2.645cm" fo:min-width="2.67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172cm" fo:min-width="2.67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.177cm" fo:min-width="2.3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1.258cm" fo:min-width="2.3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176cm" fo:min-width="2.3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1.259cm" fo:min-width="2.3cm"/>
      <style:paragraph-properties style:writing-mode="lr-tb"/>
    </style:style>
    <style:style style:name="gr30" style:family="graphic" style:parent-style-name="standard" style:list-style-name="L1">
      <style:graphic-properties draw:textarea-horizontal-align="justify" draw:textarea-vertical-align="middle" draw:auto-grow-height="false" fo:min-height="0.372cm" fo:min-width="2.3cm"/>
      <style:paragraph-properties style:writing-mode="lr-tb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0.928cm" fo:min-width="2.3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.147cm" fo:min-width="2.3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1.153cm" fo:min-width="2.3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2.35cm" fo:min-width="2.109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0.55cm" fo:min-width="2.109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2.15cm" fo:min-width="2.1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0.35cm" fo:min-width="2.1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2.15cm" fo:min-width="3.4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0.35cm" fo:min-width="3.4cm"/>
      <style:paragraph-properties style:writing-mode="lr-tb"/>
    </style:style>
    <style:style style:name="gr40" style:family="graphic" style:parent-style-name="standard" style:list-style-name="L1">
      <style:graphic-properties draw:textarea-horizontal-align="justify" draw:textarea-vertical-align="middle" draw:auto-grow-height="false" fo:min-height="0.161cm" fo:min-width="2.7cm"/>
      <style:paragraph-properties style:writing-mode="lr-tb"/>
    </style:style>
    <style:style style:name="gr41" style:family="graphic" style:parent-style-name="standard" style:list-style-name="L1">
      <style:graphic-properties draw:textarea-horizontal-align="justify" draw:textarea-vertical-align="middle" draw:auto-grow-height="false" fo:min-height="0.739cm" fo:min-width="2.7cm"/>
      <style:paragraph-properties style:writing-mode="lr-tb"/>
    </style:style>
    <style:style style:name="gr42" style:family="graphic" style:parent-style-name="standard" style:list-style-name="L1">
      <style:graphic-properties draw:textarea-horizontal-align="justify" draw:textarea-vertical-align="middle" draw:auto-grow-height="false" fo:min-height="0.161cm" fo:min-width="2.7cm"/>
      <style:paragraph-properties style:writing-mode="lr-tb"/>
    </style:style>
    <style:style style:name="gr43" style:family="graphic" style:parent-style-name="standard" style:list-style-name="L1">
      <style:graphic-properties draw:textarea-horizontal-align="justify" draw:textarea-vertical-align="middle" draw:auto-grow-height="false" fo:min-height="0.739cm" fo:min-width="2.7cm"/>
      <style:paragraph-properties style:writing-mode="lr-tb"/>
    </style:style>
    <style:style style:name="gr44" style:family="graphic" style:parent-style-name="standard" style:list-style-name="L1">
      <style:graphic-properties draw:textarea-horizontal-align="justify" draw:textarea-vertical-align="middle" draw:auto-grow-height="false" fo:min-height="0.22cm" fo:min-width="3.1cm"/>
      <style:paragraph-properties style:writing-mode="lr-tb"/>
    </style:style>
    <style:style style:name="gr45" style:family="graphic" style:parent-style-name="standard" style:list-style-name="L1">
      <style:graphic-properties draw:textarea-horizontal-align="justify" draw:textarea-vertical-align="middle" draw:auto-grow-height="false" fo:min-height="0.88cm" fo:min-width="3.1cm"/>
      <style:paragraph-properties style:writing-mode="lr-tb"/>
    </style:style>
    <style:style style:name="gr46" style:family="graphic" style:parent-style-name="standard">
      <style:graphic-properties draw:textarea-horizontal-align="justify" draw:textarea-vertical-align="middle" draw:auto-grow-height="false" fo:min-height="0.089cm" fo:min-width="2.3cm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0.946cm" fo:min-width="2.3cm"/>
      <style:paragraph-properties style:writing-mode="lr-tb"/>
    </style:style>
    <style:style style:name="gr48" style:family="graphic">
      <style:graphic-properties style:protect="size"/>
    </style:style>
    <style:style style:name="pr1" style:family="presentation" style:parent-style-name="Predeterminado-title">
      <style:graphic-properties fo:min-height="1.449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  <style:text-properties fo:color="#2a6099" fo:font-size="24pt" fo:font-style="italic" style:font-size-asian="24pt" style:font-style-asian="italic" style:font-size-complex="24pt" style:font-style-complex="italic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4" style:family="paragraph"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style:paragraph-properties fo:text-align="start" style:writing-mode="lr-tb"/>
      <style:text-properties fo:font-size="12pt" style:font-size-asian="12pt" style:font-size-complex="12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color="#2a6099" fo:font-size="24pt" fo:font-style="italic" style:font-size-asian="24pt" style:font-style-asian="italic" style:font-size-complex="24pt" style:font-style-complex="italic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19cm" svg:height="1.449cm" svg:x="13.8cm" svg:y="1.351cm" presentation:class="title" presentation:user-transformed="true">
          <draw:text-box>
            <text:p><text:span text:style-name="T1">Di</text:span><text:span text:style-name="T1">ag</text:span><text:span text:style-name="T1">ra</text:span><text:span text:style-name="T1">m</text:span><text:span text:style-name="T1">a </text:span><text:span text:style-name="T1">Re</text:span><text:span text:style-name="T1">lac</text:span><text:span text:style-name="T1">io</text:span><text:span text:style-name="T1">na</text:span><text:span text:style-name="T1">l</text:span></text:p>
          </draw:text-box>
        </draw:frame>
        <draw:g>
          <draw:custom-shape draw:style-name="gr1" draw:text-style-name="P2" draw:layer="layout" svg:width="3.6cm" svg:height="0.554cm" svg:x="2.6cm" svg:y="11.4cm">
            <text:p text:style-name="P2"><text:span text:style-name="T2">Actividad </text:span><text:span text:style-name="T2">laboral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3.6cm" svg:height="1.215cm" svg:x="2.6cm" svg:y="11.985cm">
            <text:p text:style-name="P3"><text:span text:style-name="T3">Id laboral</text:span></text:p>
            <text:p text:style-name="P3"><text:span text:style-name="T3">Nombr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2" draw:layer="layout" svg:width="3.399cm" svg:height="0.692cm" svg:x="2.6cm" svg:y="13.4cm">
            <text:p text:style-name="P2"><text:span text:style-name="T2">Actividad </text:span><text:span text:style-name="T2">Física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3.399cm" svg:height="1.119cm" svg:x="2.6cm" svg:y="14.081cm">
            <text:p text:style-name="P3"><text:span text:style-name="T3">Id actividad </text:span><text:span text:style-name="T3">física</text:span></text:p>
            <text:p text:style-name="P3"><text:span text:style-name="T3">Nombr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2" draw:layer="layout" svg:width="2.4cm" svg:height="0.535cm" svg:x="2.6cm" svg:y="17.4cm">
            <text:p text:style-name="P2"><text:span text:style-name="T2">Transpor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2.4cm" svg:height="1.227cm" svg:x="2.6cm" svg:y="17.895cm">
            <text:p text:style-name="P3"><text:span text:style-name="T3">Id</text:span></text:p>
            <text:p text:style-name="P3"><text:span text:style-name="T3">Descripción 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" draw:text-style-name="P2" draw:layer="layout" svg:width="3.2cm" svg:height="0.411cm" svg:x="2.6cm" svg:y="15.7cm">
            <text:p text:style-name="P2"><text:span text:style-name="T2">Genero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3.2cm" svg:height="0.889cm" svg:x="2.6cm" svg:y="16.111cm">
            <text:p text:style-name="P3"><text:span text:style-name="T3">Id</text:span></text:p>
            <text:p text:style-name="P3"><text:span text:style-name="T3">Descripción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4" draw:layer="layout" svg:width="4.6cm" svg:height="0.545cm" svg:x="2.6cm" svg:y="4.8cm">
            <text:p text:style-name="P4"><text:span text:style-name="T2">Ficha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4.6cm" svg:height="5.455cm" svg:x="2.6cm" svg:y="5.345cm">
            <text:p text:style-name="P5"><text:span text:style-name="T3">Id usuario</text:span></text:p>
            <text:p text:style-name="P3"><text:span text:style-name="T3">tiempolibre</text:span></text:p>
            <text:p text:style-name="P3"><text:span text:style-name="T3">Peso</text:span></text:p>
            <text:p text:style-name="P3"><text:span text:style-name="T3">Estatura</text:span></text:p>
            <text:p text:style-name="P3"><text:span text:style-name="T3">IMC</text:span></text:p>
            <text:p text:style-name="P3"><text:span text:style-name="T3">Fecha </text:span><text:span text:style-name="T3">nacimiento</text:span></text:p>
            <text:p text:style-name="P3"><text:span text:style-name="T3">edad</text:span></text:p>
            <text:p text:style-name="P3"><text:span text:style-name="T3">Estado </text:span><text:span text:style-name="T3">nutricional</text:span></text:p>
            <text:p text:style-name="P3"><text:span text:style-name="T3">Requerimie</text:span><text:span text:style-name="T3">nto </text:span><text:span text:style-name="T3">nutricional</text:span></text:p>
            <text:p text:style-name="P3"><text:span text:style-name="T3">Transporte</text:span></text:p>
            <text:p text:style-name="P3"><text:span text:style-name="T3">Genero</text:span></text:p>
            <text:p text:style-name="P3"><text:span text:style-name="T3">Id actividad </text:span><text:span text:style-name="T3">laboral</text:span></text:p>
            <text:p text:style-name="P3"><text:span text:style-name="T3">Id actividad </text:span><text:span text:style-name="T3">fisica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5" draw:layer="layout" svg:width="4.2cm" svg:height="3cm" svg:x="10.442cm" svg:y="16.056cm">
            <text:p text:style-name="P5"><text:span text:style-name="T3">Id </text:span><text:span text:style-name="T3">recomendac</text:span><text:span text:style-name="T3">ión</text:span></text:p>
            <text:p text:style-name="P5"><text:span text:style-name="T3">Calorías</text:span></text:p>
            <text:p text:style-name="P5"><text:span text:style-name="T3">Proteínas</text:span></text:p>
            <text:p text:style-name="P5"><text:span text:style-name="T3">Carbohidrat</text:span><text:span text:style-name="T3">os</text:span></text:p>
            <text:p text:style-name="P5"><text:span text:style-name="T3">Lipidos</text:span></text:p>
            <text:p text:style-name="P5"><text:span text:style-name="T3">ficha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4.2cm" svg:height="0.8cm" svg:x="10.442cm" svg:y="15.256cm">
            <text:p text:style-name="P4"><text:span text:style-name="T2">Recomen</text:span><text:span text:style-name="T2">dación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5" draw:layer="layout" svg:width="3.5cm" svg:height="2.08cm" svg:x="17cm" svg:y="6.32cm">
            <text:p text:style-name="P5"><text:span text:style-name="T3">Día</text:span></text:p>
            <text:p text:style-name="P5"><text:span text:style-name="T3">Hora</text:span></text:p>
            <text:p text:style-name="P5"><text:span text:style-name="T3">Rut usuario</text:span></text:p>
            <text:p text:style-name="P5"><text:span text:style-name="T3">Id </text:span><text:span text:style-name="T3">nutricionista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3.5cm" svg:height="0.52cm" svg:x="17cm" svg:y="5.8cm">
            <text:p text:style-name="P4"><text:span text:style-name="T2">Hora <text:s/></text:span><text:span text:style-name="T2">Reservada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4" draw:layer="layout" svg:width="4.084cm" svg:height="0.8cm" svg:x="23.916cm" svg:y="5.6cm">
            <text:p text:style-name="P4"><text:span text:style-name="T2">Nutricionista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5" draw:layer="layout" svg:width="4.084cm" svg:height="1.962cm" svg:x="23.916cm" svg:y="6.438cm">
            <text:p text:style-name="P5"><text:span text:style-name="T3">rut</text:span></text:p>
            <text:p text:style-name="P5"><text:span text:style-name="T3">Nombre</text:span></text:p>
            <text:p text:style-name="P5"><text:span text:style-name="T3">Email</text:span></text:p>
            <text:p text:style-name="P5"><text:span text:style-name="T3">Movil</text:span></text:p>
            <draw:enhanced-geometry svg:viewBox="0 0 21600 21600" draw:type="rectangle" draw:enhanced-path="M 0 0 L 21600 0 21600 21600 0 21600 0 0 Z N"/>
          </draw:custom-shape>
        </draw:g>
        <draw:line draw:style-name="gr17" draw:text-style-name="P6" draw:layer="layout" svg:x1="2.601cm" svg:y1="14.4cm" svg:x2="2cm" svg:y2="14.4cm">
          <text:p/>
        </draw:line>
        <draw:g>
          <draw:custom-shape draw:style-name="gr18" draw:text-style-name="P2" draw:layer="layout" svg:width="1.8cm" svg:height="0.565cm" svg:x="10.8cm" svg:y="13.389cm">
            <text:p text:style-name="P2"><text:span text:style-name="T2">País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3" draw:layer="layout" svg:width="1.8cm" svg:height="0.846cm" svg:x="10.8cm" svg:y="13.954cm">
            <text:p text:style-name="P3"><text:span text:style-name="T3">Id</text:span></text:p>
            <text:p text:style-name="P3"><text:span text:style-name="T3">Nombr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2" draw:layer="layout" svg:width="2cm" svg:height="0.668cm" svg:x="10.8cm" svg:y="11.054cm">
            <text:p text:style-name="P2"><text:span text:style-name="T2">R</text:span><text:span text:style-name="T2">e</text:span><text:span text:style-name="T2">g</text:span><text:span text:style-name="T2">i</text:span><text:span text:style-name="T2">ó</text:span><text:span text:style-name="T2">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2cm" svg:height="1.505cm" svg:x="10.8cm" svg:y="11.722cm">
            <text:p text:style-name="P3"><text:span text:style-name="T3">Id</text:span></text:p>
            <text:p text:style-name="P3"><text:span text:style-name="T3">N</text:span><text:span text:style-name="T3">o</text:span><text:span text:style-name="T3">m</text:span><text:span text:style-name="T3">br</text:span><text:span text:style-name="T3">e</text:span></text:p>
            <text:p text:style-name="P3"><text:span text:style-name="T3">P</text:span><text:span text:style-name="T3">aí</text:span><text:span text:style-name="T3">s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2" draw:layer="layout" svg:width="2.557cm" svg:height="0.724cm" svg:x="10.6cm" svg:y="8.7cm">
            <text:p text:style-name="P2"><text:span text:style-name="T2">Comuna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3" draw:layer="layout" svg:width="2.557cm" svg:height="1.268cm" svg:x="10.6cm" svg:y="9.424cm">
            <text:p text:style-name="P3"><text:span text:style-name="T3">Id</text:span></text:p>
            <text:p text:style-name="P3"><text:span text:style-name="T3">Nombre</text:span></text:p>
            <text:p text:style-name="P3"><text:span text:style-name="T3">región</text:span></text:p>
            <draw:enhanced-geometry svg:viewBox="0 0 21600 21600" draw:type="rectangle" draw:enhanced-path="M 0 0 L 21600 0 21600 21600 0 21600 0 0 Z N"/>
          </draw:custom-shape>
        </draw:g>
        <draw:line draw:style-name="gr17" draw:text-style-name="P6" draw:layer="layout" svg:x1="10.8cm" svg:y1="11.416cm" svg:x2="10.2cm" svg:y2="11.416cm">
          <text:p/>
        </draw:line>
        <draw:line draw:style-name="gr17" draw:text-style-name="P6" draw:layer="layout" svg:x1="10.6cm" svg:y1="10.511cm" svg:x2="10.2cm" svg:y2="10.511cm">
          <text:p/>
        </draw:line>
        <draw:line draw:style-name="gr17" draw:text-style-name="P6" draw:layer="layout" svg:x1="10.2cm" svg:y1="10.511cm" svg:x2="10.2cm" svg:y2="11.416cm">
          <text:p/>
        </draw:line>
        <draw:line draw:style-name="gr17" draw:text-style-name="P6" draw:layer="layout" svg:x1="10.8cm" svg:y1="12.684cm" svg:x2="10.2cm" svg:y2="12.684cm">
          <text:p/>
        </draw:line>
        <draw:line draw:style-name="gr17" draw:text-style-name="P6" draw:layer="layout" svg:x1="10.8cm" svg:y1="13.951cm" svg:x2="10.2cm" svg:y2="13.951cm">
          <text:p/>
        </draw:line>
        <draw:line draw:style-name="gr17" draw:text-style-name="P6" draw:layer="layout" svg:x1="10.2cm" svg:y1="12.684cm" svg:x2="10.2cm" svg:y2="13.952cm">
          <text:p/>
        </draw:line>
        <draw:line draw:style-name="gr17" draw:text-style-name="P6" draw:layer="layout" svg:x1="7.2cm" svg:y1="6.4cm" svg:x2="10.3cm" svg:y2="6.4cm">
          <text:p/>
        </draw:line>
        <draw:g>
          <draw:line draw:style-name="gr17" draw:text-style-name="P6" draw:layer="layout" svg:x1="10.643cm" svg:y1="8cm" svg:x2="9.7cm" svg:y2="8cm">
            <text:p/>
          </draw:line>
          <draw:line draw:style-name="gr17" draw:text-style-name="P6" draw:layer="layout" svg:x1="9.7cm" svg:y1="8cm" svg:x2="9.7cm" svg:y2="10cm">
            <text:p/>
          </draw:line>
          <draw:line draw:style-name="gr17" draw:text-style-name="P6" draw:layer="layout" svg:x1="10.643cm" svg:y1="10cm" svg:x2="9.7cm" svg:y2="10cm">
            <text:p/>
          </draw:line>
        </draw:g>
        <draw:line draw:style-name="gr17" draw:text-style-name="P6" draw:layer="layout" svg:x1="2.6cm" svg:y1="10.2cm" svg:x2="2.2cm" svg:y2="10.2cm">
          <text:p/>
        </draw:line>
        <draw:g>
          <draw:line draw:style-name="gr17" draw:text-style-name="P6" draw:layer="layout" svg:x1="2.6cm" svg:y1="11.6cm" svg:x2="2.2cm" svg:y2="11.6cm">
            <text:p/>
          </draw:line>
          <draw:line draw:style-name="gr17" draw:text-style-name="P6" draw:layer="layout" svg:x1="2.2cm" svg:y1="10.2cm" svg:x2="2.2cm" svg:y2="11.6cm">
            <text:p/>
          </draw:line>
        </draw:g>
        <draw:line draw:style-name="gr17" draw:text-style-name="P6" draw:layer="layout" svg:x1="10.4cm" svg:y1="17.6cm" svg:x2="9.2cm" svg:y2="17.6cm">
          <text:p/>
        </draw:line>
        <draw:g>
          <draw:line draw:style-name="gr17" draw:text-style-name="P6" draw:layer="layout" svg:x1="9.2cm" svg:y1="8.2cm" svg:x2="7.2cm" svg:y2="8.2cm">
            <text:p/>
          </draw:line>
          <draw:line draw:style-name="gr17" draw:text-style-name="P6" draw:layer="layout" svg:x1="9.2cm" svg:y1="8.2cm" svg:x2="9.2cm" svg:y2="17.6cm">
            <text:p/>
          </draw:line>
        </draw:g>
        <draw:line draw:style-name="gr17" draw:text-style-name="P6" draw:layer="layout" svg:x1="2.6cm" svg:y1="9.2cm" svg:x2="2cm" svg:y2="9.2cm">
          <text:p/>
        </draw:line>
        <draw:line draw:style-name="gr17" draw:text-style-name="P6" draw:layer="layout" svg:x1="2cm" svg:y1="14.4cm" svg:x2="2cm" svg:y2="9.2cm">
          <text:p/>
        </draw:line>
        <draw:g>
          <draw:line draw:style-name="gr17" draw:text-style-name="P6" draw:layer="layout" svg:x1="1.6cm" svg:y1="8.8cm" svg:x2="1.6cm" svg:y2="16.6cm">
            <text:p/>
          </draw:line>
          <draw:line draw:style-name="gr17" draw:text-style-name="P6" draw:layer="layout" svg:x1="2.6cm" svg:y1="8.8cm" svg:x2="1.6cm" svg:y2="8.8cm">
            <text:p/>
          </draw:line>
        </draw:g>
        <draw:line draw:style-name="gr17" draw:text-style-name="P6" draw:layer="layout" svg:x1="1.6cm" svg:y1="16.6cm" svg:x2="2.6cm" svg:y2="16.6cm">
          <text:p/>
        </draw:line>
        <draw:line draw:style-name="gr17" draw:text-style-name="P6" draw:layer="layout" svg:x1="7.2cm" svg:y1="10.63cm" svg:x2="7.677cm" svg:y2="10.63cm">
          <text:p/>
        </draw:line>
        <draw:line draw:style-name="gr17" draw:text-style-name="P6" draw:layer="layout" svg:x1="7.677cm" svg:y1="10.63cm" svg:x2="7.677cm" svg:y2="18.6cm">
          <text:p/>
        </draw:line>
        <draw:line draw:style-name="gr17" draw:text-style-name="P6" draw:layer="layout" svg:x1="5cm" svg:y1="18.6cm" svg:x2="7.677cm" svg:y2="18.6cm">
          <text:p/>
        </draw:line>
        <draw:line draw:style-name="gr17" draw:text-style-name="P6" draw:layer="layout" svg:x1="1.2cm" svg:y1="8.4cm" svg:x2="2.6cm" svg:y2="8.4cm">
          <text:p/>
        </draw:line>
        <draw:line draw:style-name="gr17" draw:text-style-name="P6" draw:layer="layout" svg:x1="1.2cm" svg:y1="8.4cm" svg:x2="1.2cm" svg:y2="20.4cm">
          <text:p/>
        </draw:line>
        <draw:g>
          <draw:custom-shape draw:style-name="gr24" draw:text-style-name="P5" draw:layer="layout" svg:width="3.17cm" svg:height="2.895cm" svg:x="10.3cm" svg:y="5.305cm">
            <text:p text:style-name="P5"><text:span text:style-name="T3">id</text:span></text:p>
            <text:p text:style-name="P5"><text:span text:style-name="T3">Rut</text:span></text:p>
            <text:p text:style-name="P5"><text:span text:style-name="T3">Nombre</text:span></text:p>
            <text:p text:style-name="P5"><text:span text:style-name="T3">Email</text:span></text:p>
            <text:p text:style-name="P5"><text:span text:style-name="T3">Movil</text:span></text:p>
            <text:p text:style-name="P5"><text:span text:style-name="T3">Id Comuna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4" draw:layer="layout" svg:width="3.17cm" svg:height="0.422cm" svg:x="10.3cm" svg:y="4.883cm">
            <text:p text:style-name="P4"><text:span text:style-name="T2">Usuario</text:span></text:p>
            <draw:enhanced-geometry svg:viewBox="0 0 21600 21600" draw:type="rectangle" draw:enhanced-path="M 0 0 L 21600 0 21600 21600 0 21600 0 0 Z N"/>
          </draw:custom-shape>
        </draw:g>
        <draw:line draw:style-name="gr17" draw:text-style-name="P6" draw:layer="layout" svg:x1="13.47cm" svg:y1="5.6cm" svg:x2="14.3cm" svg:y2="5.6cm">
          <text:p/>
        </draw:line>
        <draw:line draw:style-name="gr17" draw:text-style-name="P6" draw:layer="layout" svg:x1="17cm" svg:y1="7.6cm" svg:x2="14.3cm" svg:y2="7.6cm">
          <text:p/>
        </draw:line>
        <draw:line draw:style-name="gr17" draw:text-style-name="P6" draw:layer="layout" svg:x1="14.3cm" svg:y1="5.6cm" svg:x2="14.3cm" svg:y2="7.6cm">
          <text:p/>
        </draw:line>
        <draw:g>
          <draw:line draw:style-name="gr17" draw:text-style-name="P6" draw:layer="layout" svg:x1="23.916cm" svg:y1="7cm" svg:x2="21.2cm" svg:y2="7cm">
            <text:p/>
          </draw:line>
          <draw:line draw:style-name="gr17" draw:text-style-name="P6" draw:layer="layout" svg:x1="20.5cm" svg:y1="8cm" svg:x2="21.2cm" svg:y2="8cm">
            <text:p/>
          </draw:line>
          <draw:line draw:style-name="gr17" draw:text-style-name="P6" draw:layer="layout" svg:x1="21.2cm" svg:y1="8cm" svg:x2="21.2cm" svg:y2="7cm">
            <text:p/>
          </draw:line>
        </draw:g>
        <draw:line draw:style-name="gr17" draw:text-style-name="P6" draw:layer="layout" svg:x1="28cm" svg:y1="6.8cm" svg:x2="32.846cm" svg:y2="6.8cm">
          <text:p/>
        </draw:line>
        <draw:g>
          <draw:custom-shape draw:style-name="gr26" draw:text-style-name="P4" draw:layer="layout" svg:width="2.8cm" svg:height="0.427cm" svg:x="10.4cm" svg:y="19.665cm">
            <text:p text:style-name="P4"><text:span text:style-name="T2">Favoritos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5" draw:layer="layout" svg:width="2.8cm" svg:height="1.508cm" svg:x="10.4cm" svg:y="20.092cm">
            <text:p text:style-name="P5"><text:span text:style-name="T3">Id Favoritos</text:span></text:p>
            <text:p text:style-name="P3"><text:span text:style-name="T3">Id alimentos</text:span></text:p>
            <text:p text:style-name="P5"><text:span text:style-name="T3">Id ficha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8" draw:text-style-name="P4" draw:layer="layout" svg:width="2.8cm" svg:height="0.426cm" svg:x="10.4cm" svg:y="22cm">
            <text:p text:style-name="P4"><text:span text:style-name="T2">Intolerante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5" draw:layer="layout" svg:width="2.8cm" svg:height="1.509cm" svg:x="10.4cm" svg:y="22.426cm">
            <text:p text:style-name="P5"><text:span text:style-name="T3">Id Intolerancia</text:span></text:p>
            <text:p text:style-name="P5"><text:span text:style-name="T3">Id alimentos</text:span></text:p>
            <text:p text:style-name="P5"><text:span text:style-name="T3">Id ficha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0" draw:text-style-name="P3" draw:layer="layout" svg:width="2.8cm" svg:height="0.622cm" svg:x="10.4cm" svg:y="24.2cm">
            <text:p text:style-name="P3"><text:span text:style-name="T2">No gustan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3" draw:layer="layout" svg:width="2.8cm" svg:height="1.178cm" svg:x="10.4cm" svg:y="24.822cm">
            <text:p text:style-name="P3"><text:span text:style-name="T4">Id No gustan</text:span></text:p>
            <text:p text:style-name="P3"><text:span text:style-name="T3">Id alimentos</text:span></text:p>
            <text:p text:style-name="P3"><text:span text:style-name="T3">Id ficha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2" draw:text-style-name="P4" draw:layer="layout" svg:width="2.8cm" svg:height="0.397cm" svg:x="10.4cm" svg:y="26.3cm">
            <text:p text:style-name="P4"><text:span text:style-name="T2">Alergias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5" draw:layer="layout" svg:width="2.8cm" svg:height="1.403cm" svg:x="10.4cm" svg:y="26.697cm">
            <text:p text:style-name="P5"><text:span text:style-name="T3">Id Alergias</text:span></text:p>
            <text:p text:style-name="P3"><text:span text:style-name="T3">Id alimentos</text:span></text:p>
            <text:p text:style-name="P5"><text:span text:style-name="T3">Id ficha</text:span></text:p>
            <draw:enhanced-geometry svg:viewBox="0 0 21600 21600" draw:type="rectangle" draw:enhanced-path="M 0 0 L 21600 0 21600 21600 0 21600 0 0 Z N"/>
          </draw:custom-shape>
        </draw:g>
        <draw:line draw:style-name="gr17" draw:text-style-name="P6" draw:layer="layout" svg:x1="28cm" svg:y1="7.5cm" svg:x2="29.6cm" svg:y2="7.5cm">
          <text:p/>
        </draw:line>
        <draw:line draw:style-name="gr17" draw:text-style-name="P6" draw:layer="layout" svg:x1="29.6cm" svg:y1="7.5cm" svg:x2="29.6cm" svg:y2="9.4cm">
          <text:p/>
        </draw:line>
        <draw:line draw:style-name="gr17" draw:text-style-name="P6" draw:layer="layout" svg:x1="32.8cm" svg:y1="9.4cm" svg:x2="29.6cm" svg:y2="9.4cm">
          <text:p/>
        </draw:line>
        <draw:line draw:style-name="gr17" draw:text-style-name="P6" draw:layer="layout" svg:x1="32.8cm" svg:y1="13.6cm" svg:x2="28.8cm" svg:y2="13.6cm">
          <text:p/>
        </draw:line>
        <draw:line draw:style-name="gr17" draw:text-style-name="P6" draw:layer="layout" svg:x1="28cm" svg:y1="8.1cm" svg:x2="28.8cm" svg:y2="8.1cm">
          <text:p/>
        </draw:line>
        <draw:line draw:style-name="gr17" draw:text-style-name="P6" draw:layer="layout" svg:x1="28.8cm" svg:y1="13.6cm" svg:x2="28.8cm" svg:y2="8.1cm">
          <text:p/>
        </draw:line>
        <draw:line draw:style-name="gr17" draw:text-style-name="P6" draw:layer="layout" svg:x1="7.2cm" svg:y1="10.2cm" svg:x2="8cm" svg:y2="10.2cm">
          <text:p/>
        </draw:line>
        <draw:line draw:style-name="gr17" draw:text-style-name="P6" draw:layer="layout" svg:x1="8cm" svg:y1="27cm" svg:x2="10.4cm" svg:y2="27cm">
          <text:p/>
        </draw:line>
        <draw:line draw:style-name="gr17" draw:text-style-name="P6" draw:layer="layout" svg:x1="8.4cm" svg:y1="25.4cm" svg:x2="10.4cm" svg:y2="25.4cm">
          <text:p/>
        </draw:line>
        <draw:line draw:style-name="gr17" draw:text-style-name="P6" draw:layer="layout" svg:x1="8cm" svg:y1="10.2cm" svg:x2="8cm" svg:y2="27cm">
          <text:p/>
        </draw:line>
        <draw:line draw:style-name="gr17" draw:text-style-name="P6" draw:layer="layout" svg:x1="7.2cm" svg:y1="10cm" svg:x2="8.4cm" svg:y2="10cm">
          <text:p/>
        </draw:line>
        <draw:line draw:style-name="gr17" draw:text-style-name="P6" draw:layer="layout" svg:x1="8.4cm" svg:y1="10cm" svg:x2="8.4cm" svg:y2="25.4cm">
          <text:p/>
        </draw:line>
        <draw:line draw:style-name="gr17" draw:text-style-name="P6" draw:layer="layout" svg:x1="7.2cm" svg:y1="9.8cm" svg:x2="8.6cm" svg:y2="9.8cm">
          <text:p/>
        </draw:line>
        <draw:line draw:style-name="gr17" draw:text-style-name="P6" draw:layer="layout" svg:x1="10.4cm" svg:y1="23cm" svg:x2="8.6cm" svg:y2="23cm">
          <text:p/>
        </draw:line>
        <draw:line draw:style-name="gr17" draw:text-style-name="P6" draw:layer="layout" svg:x1="8.6cm" svg:y1="23cm" svg:x2="8.6cm" svg:y2="9.8cm">
          <text:p/>
        </draw:line>
        <draw:line draw:style-name="gr17" draw:text-style-name="P6" draw:layer="layout" svg:x1="7.2cm" svg:y1="9.2cm" svg:x2="8.8cm" svg:y2="9.2cm">
          <text:p/>
        </draw:line>
        <draw:line draw:style-name="gr17" draw:text-style-name="P6" draw:layer="layout" svg:x1="10.4cm" svg:y1="21cm" svg:x2="8.8cm" svg:y2="21cm">
          <text:p/>
        </draw:line>
        <draw:line draw:style-name="gr17" draw:text-style-name="P6" draw:layer="layout" svg:x1="8.8cm" svg:y1="9.2cm" svg:x2="8.8cm" svg:y2="21cm">
          <text:p/>
        </draw:line>
        <draw:g>
          <draw:custom-shape draw:style-name="gr34" draw:text-style-name="P5" draw:layer="layout" svg:width="2.609cm" svg:height="2.6cm" svg:x="32.846cm" svg:y="5.2cm">
            <text:p text:style-name="P5"><text:span text:style-name="T3">Id</text:span></text:p>
            <text:p text:style-name="P5"><text:span text:style-name="T3">Fecha</text:span></text:p>
            <text:p text:style-name="P5"><text:span text:style-name="T3">Imagen</text:span></text:p>
            <text:p text:style-name="P5"><text:span text:style-name="T3">Enlace </text:span></text:p>
            <text:p text:style-name="P5"><text:span text:style-name="T3">Id nutricionista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4" draw:layer="layout" svg:width="2.609cm" svg:height="0.8cm" svg:x="32.832cm" svg:y="4.446cm">
            <text:p text:style-name="P4"><text:span text:style-name="T2">Avisos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6" draw:text-style-name="P5" draw:layer="layout" svg:width="2.6cm" svg:height="2.4cm" svg:x="32.8cm" svg:y="9cm">
            <text:p text:style-name="P5"><text:span text:style-name="T3">Id</text:span></text:p>
            <text:p text:style-name="P5"><text:span text:style-name="T3">Fecha</text:span></text:p>
            <text:p text:style-name="P5"><text:span text:style-name="T3">Enlace</text:span></text:p>
            <text:p text:style-name="P5"><text:span text:style-name="T3">Contenido</text:span></text:p>
            <text:p text:style-name="P3"><text:span text:style-name="T3">Id nutricionista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4" draw:layer="layout" svg:width="2.6cm" svg:height="0.6cm" svg:x="32.8cm" svg:y="8.4cm">
            <text:p text:style-name="P4"><text:span text:style-name="T2">Videos 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8" draw:text-style-name="P5" draw:layer="layout" svg:width="3.9cm" svg:height="2.4cm" svg:x="32.8cm" svg:y="12.4cm">
            <text:p text:style-name="P5"><text:span text:style-name="T3">Id</text:span></text:p>
            <text:p text:style-name="P5"><text:span text:style-name="T3">Fecha</text:span></text:p>
            <text:p text:style-name="P5"><text:span text:style-name="T3">Enlace</text:span></text:p>
            <text:p text:style-name="P5"><text:span text:style-name="T3">Contenido</text:span></text:p>
            <text:p text:style-name="P3"><text:span text:style-name="T3">Id nutricionista</text:span></text:p>
            <text:p text:style-name="P3"><text:span text:style-name="T3"/></text:p>
            <draw:enhanced-geometry svg:viewBox="0 0 21600 21600" draw:type="rectangle" draw:enhanced-path="M 0 0 L 21600 0 21600 21600 0 21600 0 0 Z N"/>
          </draw:custom-shape>
          <draw:custom-shape draw:style-name="gr39" draw:text-style-name="P4" draw:layer="layout" svg:width="3.9cm" svg:height="0.6cm" svg:x="32.8cm" svg:y="11.8cm">
            <text:p text:style-name="P4"><text:span text:style-name="T2">Artículos</text:span></text:p>
            <draw:enhanced-geometry svg:viewBox="0 0 21600 21600" draw:type="rectangle" draw:enhanced-path="M 0 0 L 21600 0 21600 21600 0 21600 0 0 Z N"/>
          </draw:custom-shape>
        </draw:g>
        <draw:line draw:style-name="gr17" draw:text-style-name="P6" draw:layer="layout" svg:x1="1.2cm" svg:y1="20.4cm" svg:x2="2.6cm" svg:y2="20.4cm">
          <text:p/>
        </draw:line>
        <draw:g>
          <draw:custom-shape draw:style-name="gr40" draw:text-style-name="P2" draw:layer="layout" svg:width="3.2cm" svg:height="0.411cm" svg:x="2.6cm" svg:y="22.001cm">
            <text:p text:style-name="P2"><text:span text:style-name="T2">Estado de Salud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" draw:layer="layout" svg:width="3.2cm" svg:height="0.989cm" svg:x="2.6cm" svg:y="22.412cm">
            <text:p text:style-name="P3"><text:span text:style-name="T3">Id</text:span></text:p>
            <text:p text:style-name="P3"><text:span text:style-name="T3">Nombr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2" draw:text-style-name="P2" draw:layer="layout" svg:width="3.2cm" svg:height="0.411cm" svg:x="2.6cm" svg:y="19.601cm">
            <text:p text:style-name="P2"><text:span text:style-name="T2">Estados de Salud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3" draw:layer="layout" svg:width="3.2cm" svg:height="0.989cm" svg:x="2.6cm" svg:y="20.012cm">
            <text:p text:style-name="P3"><text:span text:style-name="T3">Id ficha</text:span></text:p>
            <text:p text:style-name="P3"><text:span text:style-name="T3">Id estado de salud</text:span></text:p>
            <draw:enhanced-geometry svg:viewBox="0 0 21600 21600" draw:type="rectangle" draw:enhanced-path="M 0 0 L 21600 0 21600 21600 0 21600 0 0 Z N"/>
          </draw:custom-shape>
        </draw:g>
        <draw:line draw:style-name="gr17" draw:text-style-name="P6" draw:layer="layout" svg:x1="4cm" svg:y1="21.001cm" svg:x2="4cm" svg:y2="22.001cm">
          <text:p/>
        </draw:line>
        <draw:g>
          <draw:custom-shape draw:style-name="gr44" draw:text-style-name="P2" draw:layer="layout" svg:width="3.6cm" svg:height="0.47cm" svg:x="2.6cm" svg:y="19.6cm">
            <text:p text:style-name="P2"><text:span text:style-name="T2">Estados de Salud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3" draw:layer="layout" svg:width="3.6cm" svg:height="1.13cm" svg:x="2.6cm" svg:y="20.07cm">
            <text:p text:style-name="P3"><text:span text:style-name="T3">Id ficha</text:span></text:p>
            <text:p text:style-name="P3"><text:span text:style-name="T3">Id estado salud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6" draw:text-style-name="P4" draw:layer="layout" svg:width="2.8cm" svg:height="0.339cm" svg:x="15.2cm" svg:y="20.865cm">
            <text:p text:style-name="P4"><text:span text:style-name="T2">alimentos</text:span></text:p>
            <draw:enhanced-geometry svg:viewBox="0 0 21600 21600" draw:type="rectangle" draw:enhanced-path="M 0 0 L 21600 0 21600 21600 0 21600 0 0 Z N"/>
          </draw:custom-shape>
          <draw:custom-shape draw:style-name="gr47" draw:text-style-name="P5" draw:layer="layout" svg:width="2.8cm" svg:height="1.196cm" svg:x="15.2cm" svg:y="21.204cm">
            <text:p text:style-name="P5"><text:span text:style-name="T3">Id alimentos</text:span></text:p>
            <text:p text:style-name="P5"><text:span text:style-name="T3">Descripción</text:span></text:p>
            <draw:enhanced-geometry svg:viewBox="0 0 21600 21600" draw:type="rectangle" draw:enhanced-path="M 0 0 L 21600 0 21600 21600 0 21600 0 0 Z N"/>
          </draw:custom-shape>
        </draw:g>
        <draw:line draw:style-name="gr17" draw:text-style-name="P6" draw:layer="layout" svg:x1="15.2cm" svg:y1="21.065cm" svg:x2="13.2cm" svg:y2="20.865cm">
          <text:p/>
        </draw:line>
        <draw:line draw:style-name="gr17" draw:text-style-name="P6" draw:layer="layout" svg:x1="15.2cm" svg:y1="21.4cm" svg:x2="13.2cm" svg:y2="22.826cm">
          <text:p/>
        </draw:line>
        <draw:line draw:style-name="gr17" draw:text-style-name="P6" draw:layer="layout" svg:x1="15.2cm" svg:y1="21.8cm" svg:x2="13.2cm" svg:y2="25cm">
          <text:p/>
        </draw:line>
        <draw:line draw:style-name="gr17" draw:text-style-name="P6" draw:layer="layout" svg:x1="15.2cm" svg:y1="22.2cm" svg:x2="13.2cm" svg:y2="26.697cm">
          <text:p/>
        </draw:line>
        <presentation:notes draw:style-name="dp2">
          <draw:page-thumbnail draw:style-name="gr48" draw:layer="layout" svg:width="18.624cm" svg:height="10.476cm" svg:x="1.482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299999237060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2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5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cm" fo:margin-bottom="0cm" fo:text-indent="0cm"/>
      <style:text-properties fo:font-size="35.200000762939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200000762939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Predeterminado" style:page-layout-name="PM1" draw:style-name="Mdp1">
      <draw:frame presentation:style-name="Predeterminado-title" draw:layer="backgroundobjects" svg:width="35.999cm" svg:height="4.624cm" svg:x="3cm" svg:y="2.104cm" presentation:class="title" presentation:placeholder="true">
        <draw:text-box/>
      </draw:frame>
      <draw:frame presentation:style-name="Predeterminado-outline1" draw:layer="backgroundobjects" svg:width="35.999cm" svg:height="16.065cm" svg:x="3cm" svg:y="7.48cm" presentation:class="outline" presentation:placeholder="true">
        <draw:text-box/>
      </draw:frame>
      <draw:frame presentation:style-name="Mpr1" draw:text-style-name="MP2" draw:layer="backgroundobjects" svg:width="9.319cm" svg:height="1.908cm" svg:x="3cm" svg:y="26.2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679cm" svg:height="1.908cm" svg:x="14.678cm" svg:y="26.23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319cm" svg:height="1.908cm" svg:x="29.679cm" svg:y="26.233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20:42:44.709164571</meta:creation-date>
    <dc:date>2021-06-18T22:13:28.247056465</dc:date>
    <meta:editing-duration>PT4H44M57S</meta:editing-duration>
    <meta:editing-cycles>34</meta:editing-cycles>
    <meta:generator>LibreOffice/6.4.7.2$Linux_X86_64 LibreOffice_project/40$Build-2</meta:generator>
    <meta:document-statistic meta:object-count="156"/>
  </office:meta>
</office:document-meta>
</file>